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TextHandler.setOverrideFont( Font overrideFo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TextHandler.drawString( String text , float x , floa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TextHandler.drawString( Graphics2D g , String str , float x , float 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FPTextHandler.registerPageFont( AFPPageFonts pageFonts , String internalFontName , int font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FPTextHandler.AFPTextHandler( FontInfo fon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TextHandler.getFon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